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6d4" officeooo:paragraph-rsid="0004c6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 code:</text:p>
      <text:p text:style-name="P1"/>
      <text:p text:style-name="P1">#include "stdlib.h"</text:p>
      <text:p text:style-name="P1">#include "stdio.h"</text:p>
      <text:p text:style-name="P1">#include "omp.h"</text:p>
      <text:p text:style-name="P1"/>
      <text:p text:style-name="P1">static long numSteps = 100000;</text:p>
      <text:p text:style-name="P1">double step;</text:p>
      <text:p text:style-name="P1"/>
      <text:p text:style-name="P1">int main(int argc, char * argv[]){</text:p>
      <text:p text:style-name="P1"><text:s text:c="2"/>argc--; argv++;</text:p>
      <text:p text:style-name="P1"><text:s text:c="2"/>int numthreads = 4;</text:p>
      <text:p text:style-name="P1"><text:s text:c="2"/>if(argc &gt; 0) numthreads = atoi(argv[0]);</text:p>
      <text:p text:style-name="P1"/>
      <text:p text:style-name="P1"><text:s text:c="2"/>int i;</text:p>
      <text:p text:style-name="P1"><text:s text:c="2"/>double pi, sum = 0.0;</text:p>
      <text:p text:style-name="P1"><text:s text:c="2"/>double partialsum[numSteps];</text:p>
      <text:p text:style-name="P1"/>
      <text:p text:style-name="P1"><text:s text:c="2"/>step = 1.0/(double)numSteps;</text:p>
      <text:p text:style-name="P1"/>
      <text:p text:style-name="P1"><text:s text:c="2"/>omp_set_num_threads(numthreads);</text:p>
      <text:p text:style-name="P1"><text:s text:c="2"/>double start = omp_get_wtime();</text:p>
      <text:p text:style-name="P1"/>
      <text:p text:style-name="P1"><text:s text:c="2"/>#pragma omp parallel</text:p>
      <text:p text:style-name="P1"><text:s text:c="2"/>{</text:p>
      <text:p text:style-name="P1"><text:s text:c="4"/>int numThreads = omp_get_num_threads();</text:p>
      <text:p text:style-name="P1"><text:s text:c="4"/>int id = omp_get_thread_num();</text:p>
      <text:p text:style-name="P1"><text:s text:c="4"/>int i;</text:p>
      <text:p text:style-name="P1"><text:s text:c="4"/>double x;</text:p>
      <text:p text:style-name="P1"><text:s text:c="4"/>for(i = id; i &lt; numSteps ; i += numThreads){</text:p>
      <text:p text:style-name="P1"><text:s text:c="6"/>x = (i + 0.5) * step;</text:p>
      <text:p text:style-name="P1"><text:s text:c="6"/>partialsum[i] = 4.0/(1.0 + x * x);</text:p>
      <text:p text:style-name="P1"><text:s text:c="4"/>}</text:p>
      <text:p text:style-name="P1"><text:s text:c="2"/>}</text:p>
      <text:p text:style-name="P1"/>
      <text:p text:style-name="P1"><text:s text:c="2"/>for(i = 0; i &lt; numSteps; i++)</text:p>
      <text:p text:style-name="P1"><text:s text:c="4"/>sum += partialsum[i];</text:p>
      <text:p text:style-name="P1"/>
      <text:p text:style-name="P1"><text:s text:c="2"/>pi = step * sum;</text:p>
      <text:p text:style-name="P1"/>
      <text:p text:style-name="P1"><text:s text:c="2"/>double runtime = omp_get_wtime() - start;</text:p>
      <text:p text:style-name="P1"/>
      <text:p text:style-name="P1"><text:s text:c="2"/>printf("pi = %f in %f seconds (%i threads)\n", pi, runtime, numthreads);</text:p>
      <text:p text:style-name="P1">}</text:p>
      <text:p text:style-name="P1"/>
      <text:p text:style-name="P1">Question 2 code:</text:p>
      <text:p text:style-name="P1"/>
      <text:p text:style-name="P1">#include "stdlib.h"</text:p>
      <text:p text:style-name="P1">#include "stdio.h"</text:p>
      <text:p text:style-name="P1"><text:soft-page-break/>#include "omp.h"</text:p>
      <text:p text:style-name="P1"/>
      <text:p text:style-name="P1">static long numSteps = 100000;</text:p>
      <text:p text:style-name="P1">double step;</text:p>
      <text:p text:style-name="P1"/>
      <text:p text:style-name="P1">int main(int argc, char* argv[]){</text:p>
      <text:p text:style-name="P1"><text:s text:c="2"/>argc--; argv++;</text:p>
      <text:p text:style-name="P1"><text:s text:c="2"/>int numthreads = 4;</text:p>
      <text:p text:style-name="P1"><text:s text:c="2"/>if(argc &gt; 0) numthreads = atoi(argv[0]);</text:p>
      <text:p text:style-name="P1"/>
      <text:p text:style-name="P1"><text:s text:c="2"/>int i;</text:p>
      <text:p text:style-name="P1"><text:s text:c="2"/>double pi, sum = 0.0;</text:p>
      <text:p text:style-name="P1"><text:s text:c="2"/>double partialsum[numSteps];</text:p>
      <text:p text:style-name="P1"/>
      <text:p text:style-name="P1"><text:s text:c="2"/>step = 1.0/(double)numSteps;</text:p>
      <text:p text:style-name="P1"/>
      <text:p text:style-name="P1"><text:s text:c="2"/>omp_set_num_threads(numthreads);</text:p>
      <text:p text:style-name="P1"><text:s text:c="2"/>double start = omp_get_wtime();</text:p>
      <text:p text:style-name="P1"/>
      <text:p text:style-name="P1"><text:s text:c="2"/>#pragma omp parallel for reduction (+:sum)</text:p>
      <text:p text:style-name="P1"><text:s text:c="2"/>for(i = 0; i &lt; numSteps ; i++){</text:p>
      <text:p text:style-name="P1"><text:s text:c="4"/>double x = (i + 0.5) * step;</text:p>
      <text:p text:style-name="P1"><text:s text:c="4"/>sum += 4.0/(1.0 + x * x);</text:p>
      <text:p text:style-name="P1"><text:s text:c="2"/>}</text:p>
      <text:p text:style-name="P1"/>
      <text:p text:style-name="P1"><text:s text:c="2"/>pi = step * sum;</text:p>
      <text:p text:style-name="P1"/>
      <text:p text:style-name="P1"><text:s text:c="2"/>double runtime = omp_get_wtime() - start;</text:p>
      <text:p text:style-name="P1"/>
      <text:p text:style-name="P1"><text:s text:c="2"/>printf("pi = %f in %f seconds (%i threads)\n", pi, runtime, numthreads);</text:p>
      <text:p text:style-name="P1">}</text:p>
      <text:p text:style-name="P1"/>
      <text:p text:style-name="P1">Question 3 code:</text:p>
      <text:p text:style-name="P1"/>
      <text:p text:style-name="P1"><text:s text:c="2"/>int numthreads;</text:p>
      <text:p text:style-name="P1"><text:s text:c="2"/>for(numthreads = 1; numthreads &lt;= 8; numthreads++){</text:p>
      <text:p text:style-name="P1"><text:s text:c="4"/>omp_set_num_threads(numthreads);</text:p>
      <text:p text:style-name="P1"/>
      <text:p text:style-name="P1"><text:s text:c="4"/>gettimeofday(&amp;start, NULL);</text:p>
      <text:p text:style-name="P1"><text:s text:c="4"/>double sum=0.0;</text:p>
      <text:p text:style-name="P1"><text:s text:c="4"/>#pragma omp parallel for reduction(+:sum) private(i, j, k)</text:p>
      <text:p text:style-name="P1"><text:s text:c="4"/>for(i=0; i&lt;N; i++){</text:p>
      <text:p text:style-name="P1"><text:s text:c="6"/>for(j=0; j&lt;N; j++){</text:p>
      <text:p text:style-name="P1"><text:s text:c="8"/>sum=0.0;</text:p>
      <text:p text:style-name="P1"><text:s text:c="8"/>for(k=0; k&lt;N; k++){</text:p>
      <text:p text:style-name="P1"><text:s text:c="10"/>int a=i*N+k;</text:p>
      <text:p text:style-name="P1"><text:s text:c="10"/>int b=k*N+j;</text:p>
      <text:p text:style-name="P1"><text:s text:c="10"/>sum+=A[a]*B[b];</text:p>
      <text:p text:style-name="P1"><text:s text:c="8"/>}</text:p>
      <text:p text:style-name="P1"><text:soft-page-break/><text:s text:c="8"/>Cp[i*N+j]=sum;</text:p>
      <text:p text:style-name="P1"><text:s text:c="6"/>}</text:p>
      <text:p text:style-name="P1"><text:s text:c="4"/>}</text:p>
      <text:p text:style-name="P1"><text:s text:c="4"/>gettimeofday(&amp;end, NULL);</text:p>
      <text:p text:style-name="P1"/>
      <text:p text:style-name="P1"><text:s text:c="4"/>timeCost=1000000*(end.tv_sec-start.tv_sec)+(end.tv_usec-start.tv_usec);</text:p>
      <text:p text:style-name="P1"><text:s text:c="4"/>timeCost/=1000000;</text:p>
      <text:p text:style-name="P1"><text:s text:c="4"/>printf("The parallel version (%i threads) of matrix multiplication costs %lf seconds\n",</text:p>
      <text:p text:style-name="P1"><text:s text:c="8"/>numthreads, timeCost);</text:p>
      <text:p text:style-name="P1"><text:s text:c="2"/>}</text:p>
      <text:p text:style-name="P1"/>
      <text:p text:style-name="P1">Results for first 3 questions:</text:p>
      <text:p text:style-name="P1"/>
      <text:p text:style-name="P1">question1.out</text:p>
      <text:p text:style-name="P1">pi = 3.141593 in 0.003478 seconds (1 threads)</text:p>
      <text:p text:style-name="P1">pi = 3.141593 in 0.002421 seconds (2 threads)</text:p>
      <text:p text:style-name="P1">pi = 3.141593 in 0.002375 seconds (3 threads)</text:p>
      <text:p text:style-name="P1">pi = 3.141593 in 0.002486 seconds (4 threads)</text:p>
      <text:p text:style-name="P1">pi = 3.141593 in 0.002511 seconds (5 threads)</text:p>
      <text:p text:style-name="P1">pi = 3.141593 in 0.002443 seconds (6 threads)</text:p>
      <text:p text:style-name="P1">pi = 3.141593 in 0.002599 seconds (7 threads)</text:p>
      <text:p text:style-name="P1">pi = 3.141593 in 0.002544 seconds (8 threads)</text:p>
      <text:p text:style-name="P1"/>
      <text:p text:style-name="P1">question2.out</text:p>
      <text:p text:style-name="P1">pi = 3.141593 in 0.002860 seconds (1 threads)</text:p>
      <text:p text:style-name="P1">pi = 3.141593 in 0.001508 seconds (2 threads)</text:p>
      <text:p text:style-name="P1">pi = 3.141593 in 0.001073 seconds (3 threads)</text:p>
      <text:p text:style-name="P1">pi = 3.141593 in 0.000901 seconds (4 threads)</text:p>
      <text:p text:style-name="P1">pi = 3.141593 in 0.000931 seconds (5 threads)</text:p>
      <text:p text:style-name="P1">pi = 3.141593 in 0.000755 seconds (6 threads)</text:p>
      <text:p text:style-name="P1">pi = 3.141593 in 0.000816 seconds (7 threads)</text:p>
      <text:p text:style-name="P1">pi = 3.141593 in 0.000743 seconds (8 threads)</text:p>
      <text:p text:style-name="P1"/>
      <text:p text:style-name="P1">matmul.out</text:p>
      <text:p text:style-name="P1">Initialized successfully!</text:p>
      <text:p text:style-name="P1">Initialized successfully!</text:p>
      <text:p text:style-name="P1">Initialized successfully!</text:p>
      <text:p text:style-name="P1">Initialized successfully!</text:p>
      <text:p text:style-name="P1">The squential version of matrix multiplication costs 25.393082 seconds</text:p>
      <text:p text:style-name="P1">The parallel version (1 threads) of matrix multiplication costs 25.788887 seconds</text:p>
      <text:p text:style-name="P1">The parallel version (2 threads) of matrix multiplication costs 14.378166 seconds</text:p>
      <text:p text:style-name="P1">The parallel version (3 threads) of matrix multiplication costs 9.626810 seconds</text:p>
      <text:p text:style-name="P1">The parallel version (4 threads) of matrix multiplication costs 7.818621 seconds</text:p>
      <text:p text:style-name="P1">The parallel version (5 threads) of matrix multiplication costs 6.255330 seconds</text:p>
      <text:p text:style-name="P1">The parallel version (6 threads) of matrix multiplication costs 5.217202 seconds</text:p>
      <text:p text:style-name="P1">The parallel version (7 threads) of matrix multiplication costs 4.478726 seconds</text:p>
      <text:p text:style-name="P1">The parallel version (8 threads) of matrix multiplication costs 3.967293 seconds</text:p>
      <text:p text:style-name="P1"/>
      <text:p text:style-name="P1">question answers:</text:p>
      <text:p text:style-name="P1"><text:soft-page-break/></text:p>
      <text:p text:style-name="P1">4)</text:p>
      <text:p text:style-name="P1">No.</text:p>
      <text:p text:style-name="P1">"j" relies on previous iterations of j.</text:p>
      <text:p text:style-name="P1">This dependence needs to be removed.</text:p>
      <text:p text:style-name="P1"/>
      <text:p text:style-name="P1">5)</text:p>
      <text:p text:style-name="P1">a) a is shared. The rest are private.</text:p>
      <text:p text:style-name="P1">b) a=1, b=undef, c=3, d=undef</text:p>
      <text:p text:style-name="P1"/>
      <text:p text:style-name="P1">6)</text:p>
      <text:p text:style-name="P1"><text:s text:c="2"/>Add #include "omp.h" to the top of the file.</text:p>
      <text:p text:style-name="P1"><text:s text:c="2"/>Change "#pragma omp parallel" to "#pragma omp parallel private(x, i)".</text:p>
      <text:p text:style-name="P1"><text:s text:c="2"/>Add "#pragma omp atomic" before "full_sum += partial_sum;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3:15:05.920851627</meta:creation-date>
    <dc:date>2017-03-13T23:16:24.631603112</dc:date>
    <meta:editing-duration>PT1M21S</meta:editing-duration>
    <meta:editing-cycles>1</meta:editing-cycles>
    <meta:document-statistic meta:table-count="0" meta:image-count="0" meta:object-count="0" meta:page-count="4" meta:paragraph-count="127" meta:word-count="593" meta:character-count="4113" meta:non-whitespace-character-count="3405"/>
    <meta:generator>LibreOffice/5.1.6.2$Linux_X86_64 LibreOffice_project/10m0$Build-2</meta:generator>
  </office:meta>
</office:document-meta>
</file>